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ore: -120.73876190705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97.33772490174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74.04525901252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50.783944578717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27.311338445836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223.59329516875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78.1076869801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32.54135518812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87.00248239358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41.49897061211285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rformance evaluation for neg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4616085233522" calcext:value-type="float">
            <text:p>0.0461608523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322618444147016" calcext:value-type="float">
            <text:p>0.0322618444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4035347700119" calcext:value-type="float">
            <text:p>0.0140353477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804035294867331" calcext:value-type="float">
            <text:p>0.008040352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2.7499999999998" calcext:value-type="float">
            <text:p>12.75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517587858525462" calcext:value-type="float">
            <text:p>0.0517587859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32310581835834" calcext:value-type="float">
            <text:p>0.0323105818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276663213968277" calcext:value-type="float">
            <text:p>0.0027666321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903548708153589" calcext:value-type="float">
            <text:p>0.000903548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4.4899999999997" calcext:value-type="float">
            <text:p>14.49</text:p>
          </table:table-cell>
        </table:table-row>
        <table:table-row table:style-name="ro1">
          <table:table-cell office:value-type="string" calcext:value-type="string">
            <text:p>Performance evaluation for neg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462423339793278" calcext:value-type="float">
            <text:p>0.046242334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256261790601216" calcext:value-type="float">
            <text:p>0.0256261791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41027665138245" calcext:value-type="float">
            <text:p>0.0141027665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637093331848365" calcext:value-type="float">
            <text:p>0.006370933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7.74" calcext:value-type="float">
            <text:p>17.74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519101350316427" calcext:value-type="float">
            <text:p>0.051910135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256351431062009" calcext:value-type="float">
            <text:p>0.0256351431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277795225381851" calcext:value-type="float">
            <text:p>0.0027779523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783458163927864" calcext:value-type="float">
            <text:p>0.000783458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9.4700000000002" calcext:value-type="float">
            <text:p>19.47</text:p>
          </table:table-cell>
        </table:table-row>
        <table:table-row table:style-name="ro1">
          <table:table-cell office:value-type="string" calcext:value-type="string">
            <text:p>Performance evaluation for neg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462646898805873" calcext:value-type="float">
            <text:p>0.046264689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89827846001906" calcext:value-type="float">
            <text:p>0.0189827846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41391921043396" calcext:value-type="float">
            <text:p>0.0141391921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470043110623813" calcext:value-type="float">
            <text:p>0.0047004311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2.7400000000008" calcext:value-type="float">
            <text:p>22.74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51861734747045" calcext:value-type="float">
            <text:p>0.0518617347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89488709414408" calcext:value-type="float">
            <text:p>0.0189488709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280876517295837" calcext:value-type="float">
            <text:p>0.0028087652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664252914849936" calcext:value-type="float">
            <text:p>0.000664252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4.420000000001" calcext:value-type="float">
            <text:p>24.42</text:p>
          </table:table-cell>
        </table:table-row>
        <table:table-row table:style-name="ro1">
          <table:table-cell office:value-type="string" calcext:value-type="string">
            <text:p>Performance evaluation for neg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46230218992527" calcext:value-type="float">
            <text:p>0.04623021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23174713746073" calcext:value-type="float">
            <text:p>0.0123174714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4114465713501" calcext:value-type="float">
            <text:p>0.0141144657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03122016275876" calcext:value-type="float">
            <text:p>0.003031220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8.9600000000017" calcext:value-type="float">
            <text:p>28.96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517799217787005" calcext:value-type="float">
            <text:p>0.0517799218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22897559088608" calcext:value-type="float">
            <text:p>0.0122897559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280978471040726" calcext:value-type="float">
            <text:p>0.0028097847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545195636006028" calcext:value-type="float">
            <text:p>0.000545195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5700000000018" calcext:value-type="float">
            <text:p>29.57</text:p>
          </table:table-cell>
        </table:table-row>
        <table:table-row table:style-name="ro1">
          <table:table-cell office:value-type="string" calcext:value-type="string">
            <text:p>Performance evaluation for neg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462019456926188" calcext:value-type="float">
            <text:p>0.0462019457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565403763416209" calcext:value-type="float">
            <text:p>0.0056540376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40822911262512" calcext:value-type="float">
            <text:p>0.0140822911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139087790485207" calcext:value-type="float">
            <text:p>0.001390877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100000000019" calcext:value-type="float">
            <text:p>29.91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517682997373434" calcext:value-type="float">
            <text:p>0.0517682997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563360499345736" calcext:value-type="float">
            <text:p>0.005633605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279283046722412" calcext:value-type="float">
            <text:p>0.0027928305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420716489167584" calcext:value-type="float">
            <text:p>0.000420716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100000000019" calcext:value-type="float">
            <text:p>29.81</text:p>
          </table:table-cell>
        </table:table-row>
        <table:table-row table:style-name="ro1">
          <table:table-cell office:value-type="string" calcext:value-type="string">
            <text:p>Performance evaluation for pos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74884189658773" calcext:value-type="float">
            <text:p>0.02748841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54484962366119" calcext:value-type="float">
            <text:p>0.0154484962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57738208770752" calcext:value-type="float">
            <text:p>0.0157738209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752781222214538" calcext:value-type="float">
            <text:p>0.007527812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0.4999999999998" calcext:value-type="float">
            <text:p>10.5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71361455070576" calcext:value-type="float">
            <text:p>0.0371361455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53622521361228" calcext:value-type="float">
            <text:p>0.0153622521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333933472633362" calcext:value-type="float">
            <text:p>0.0033393347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71552435499661" calcext:value-type="float">
            <text:p>0.000715524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8.4700000000001" calcext:value-type="float">
            <text:p>18.47</text:p>
          </table:table-cell>
        </table:table-row>
        <table:table-row table:style-name="ro1">
          <table:table-cell office:value-type="string" calcext:value-type="string">
            <text:p>Performance evaluation for pos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76106196950243" calcext:value-type="float">
            <text:p>0.0276106197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23961040171205" calcext:value-type="float">
            <text:p>0.012396104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57427072525024" calcext:value-type="float">
            <text:p>0.0157427073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606610854724543" calcext:value-type="float">
            <text:p>0.006066108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6.5299999999998" calcext:value-type="float">
            <text:p>16.53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69808142674534" calcext:value-type="float">
            <text:p>0.0369808143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22886603539295" calcext:value-type="float">
            <text:p>0.0122886604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333822846412659" calcext:value-type="float">
            <text:p>0.0033382285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623183986798574" calcext:value-type="float">
            <text:p>0.00062318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2.1300000000007" calcext:value-type="float">
            <text:p>22.13</text:p>
          </table:table-cell>
        </table:table-row>
        <table:table-row table:style-name="ro1">
          <table:table-cell office:value-type="string" calcext:value-type="string">
            <text:p>Performance evaluation for pos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74471266730675" calcext:value-type="float">
            <text:p>0.0274471267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933933335917132" calcext:value-type="float">
            <text:p>0.0093393334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58761620521545" calcext:value-type="float">
            <text:p>0.0158761621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460016720266923" calcext:value-type="float">
            <text:p>0.004600167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0.4700000000004" calcext:value-type="float">
            <text:p>20.47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74716513885346" calcext:value-type="float">
            <text:p>0.0374716514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922182477788025" calcext:value-type="float">
            <text:p>0.0092218248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338564962148666" calcext:value-type="float">
            <text:p>0.0033856496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540128456277474" calcext:value-type="float">
            <text:p>0.000540128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8.9900000000017" calcext:value-type="float">
            <text:p>28.99</text:p>
          </table:table-cell>
        </table:table-row>
        <table:table-row table:style-name="ro1">
          <table:table-cell office:value-type="string" calcext:value-type="string">
            <text:p>Performance evaluation for pos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73450785181317" calcext:value-type="float">
            <text:p>0.0273450785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628072351856475" calcext:value-type="float">
            <text:p>0.0062807235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59126496315002" calcext:value-type="float">
            <text:p>0.0159126496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15061364484199" calcext:value-type="float">
            <text:p>0.003150613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7.4300000000015" calcext:value-type="float">
            <text:p>27.43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76446584323953" calcext:value-type="float">
            <text:p>0.0376446584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617441529721779" calcext:value-type="float">
            <text:p>0.0061744153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339569807052612" calcext:value-type="float">
            <text:p>0.0033956981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457928949183696" calcext:value-type="float">
            <text:p>0.000457928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4700000000018" calcext:value-type="float">
            <text:p>29.47</text:p>
          </table:table-cell>
        </table:table-row>
        <table:table-row table:style-name="ro1">
          <table:table-cell office:value-type="string" calcext:value-type="string">
            <text:p>Performance evaluation for pos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74048902080944" calcext:value-type="float">
            <text:p>0.0274048902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327269828100115" calcext:value-type="float">
            <text:p>0.0032726983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58657217025757" calcext:value-type="float">
            <text:p>0.0158657217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160883002409104" calcext:value-type="float">
            <text:p>0.0016088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7700000000019" calcext:value-type="float">
            <text:p>29.77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74613518649308" calcext:value-type="float">
            <text:p>0.0374613519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308318845031219" calcext:value-type="float">
            <text:p>0.0030831885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337548524141312" calcext:value-type="float">
            <text:p>0.0033754852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396600984713768" calcext:value-type="float">
            <text:p>0.000396601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200000000019" calcext:value-type="float">
            <text:p>29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9:17:13.043595876</meta:creation-date>
    <dc:date>2020-10-03T19:18:06.512294056</dc:date>
    <meta:editing-duration>PT53S</meta:editing-duration>
    <meta:editing-cycles>1</meta:editing-cycles>
    <meta:document-statistic meta:table-count="1" meta:cell-count="220" meta:object-count="0"/>
    <meta:generator>LibreOffice/5.1.6.2$Linux_X86_64 LibreOffice_project/10m0$Build-2</meta:generator>
  </office:meta>
</office:document-meta>
</file>